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Hel-750">
            <text:p>Hel-750</text:p>
          </table:table-cell>
          <table:table-cell office:value-type="float" office:value="70.785927">
            <text:p>70.785927</text:p>
          </table:table-cell>
          <table:table-cell office:value-type="float" office:value="28.669351">
            <text:p>28.669351</text:p>
          </table:table-cell>
          <table:table-cell office:value-type="float" office:value="2850.0">
            <text:p>2850.0</text:p>
          </table:table-cell>
          <table:table-cell office:value-type="float" office:value="120.0">
            <text:p>120.0</text:p>
          </table:table-cell>
          <table:table-cell office:value-type="string" office:value="modiolus modiolus">
            <text:p>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77">
            <text:p>5.77</text:p>
          </table:table-cell>
          <table:table-cell office:value-type="float" office:value="4.36">
            <text:p>4.36</text:p>
          </table:table-cell>
          <table:table-cell office:value-type="float" office:value="4.364767785580219">
            <text:p>4.364767785580219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1">
            <text:p>T-2771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640.0">
            <text:p>3640.0</text:p>
          </table:table-cell>
          <table:table-cell office:value-type="float" office:value="120.0">
            <text:p>12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7">
            <text:p>T-2347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910.0">
            <text:p>391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3">
            <text:p>T-2773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10.0">
            <text:p>3410.0</text:p>
          </table:table-cell>
          <table:table-cell office:value-type="float" office:value="80.0">
            <text:p>8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4">
            <text:p>7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2">
            <text:p>T-2772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730.0">
            <text:p>3730.0</text:p>
          </table:table-cell>
          <table:table-cell office:value-type="float" office:value="90.0">
            <text:p>9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8">
            <text:p>T-2348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90.0">
            <text:p>349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7">
            <text:p>T-2487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590.0">
            <text:p>359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6">
            <text:p>T-2486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90.0">
            <text:p>3490.0</text:p>
          </table:table-cell>
          <table:table-cell office:value-type="float" office:value="130.0">
            <text:p>13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5">
            <text:p>T-2485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4120.0">
            <text:p>412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881">
            <text:p>T-2881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4240.0">
            <text:p>424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49">
            <text:p>T-2049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9">
            <text:p>T-2349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560.0">
            <text:p>356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50">
            <text:p>T-2350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800.0">
            <text:p>280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4">
            <text:p>7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50">
            <text:p>T-2050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490.0">
            <text:p>249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48">
            <text:p>T-2048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100.0">
            <text:p>310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